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flichtenheft: Fitness-App</text:h>
      <text:p text:style-name="Text_20_body"><text:span text:style-name="Strong_20_Emphasis">Projekt:</text:span> Mobile App für Fitnessstudio-Mitglieder <text:span text:style-name="Strong_20_Emphasis">Version:</text:span> 1.0 <text:span text:style-name="Strong_20_Emphasis">Datum:</text:span> 25.07.2025</text:p>
      <text:h text:style-name="Heading_20_3" text:outline-level="3">1. Einleitung und Zielsetzung</text:h>
      <text:p text:style-name="Text_20_body">Dieses Dokument beschreibt die technische Realisierung einer mobilen App für die Mitglieder eines Fitnessstudios gemäß den Anforderungen aus dem Lastenheft. Ziel ist es, eine schlanke und performante Android-App zu entwickeln, die Mitgliedern den Login und die Einsicht in ihre persönlichen Trainingspläne ermöglicht.</text:p>
      <text:h text:style-name="Heading_20_3" text:outline-level="3">2. Systemarchitektur</text:h>
      <text:p text:style-name="Text_20_body">Es wird eine klassische <text:span text:style-name="Strong_20_Emphasis">Client-Server-Architektur</text:span> gewählt.</text:p>
      <text:list text:style-name="L1">
        <text:list-item>
          <text:p text:style-name="P1"><text:span text:style-name="Strong_20_Emphasis">Client:</text:span> Die native Android-App, die auf den Smartphones der Mitglieder installiert wird.</text:p>
        </text:list-item>
        <text:list-item>
          <text:p text:style-name="P1"><text:span text:style-name="Strong_20_Emphasis">Backend (Server):</text:span> Ein zentraler Server, der die Geschäftslogik, die Datenbank und die Schnittstelle (API) zur App bereitstellt.</text:p>
        </text:list-item>
      </text:list>
      <text:h text:style-name="Heading_20_3" text:outline-level="3">3. Technische Umsetzung der Anforderungen</text:h>
      <text:h text:style-name="Heading_20_4" text:outline-level="4">3.1. Anforderung: Mitglieder-Login</text:h>
      <text:p text:style-name="Text_20_body"><text:span text:style-name="Strong_20_Emphasis">Technische Umsetzung:</text:span></text:p>
      <text:list text:style-name="L2">
        <text:list-item>
          <text:p text:style-name="P2"><text:span text:style-name="Strong_20_Emphasis">Authentifizierung:</text:span> Die Authentifizierung erfolgt über ein <text:span text:style-name="Strong_20_Emphasis">Token-basiertes System (JWT - JSON Web Tokens)</text:span>.</text:p>
          <text:list>
            <text:list-item>
              <text:p text:style-name="P2">Die App präsentiert eine Anmeldemaske (E-Mail/Mitgliedsnummer und Passwort).</text:p>
            </text:list-item>
            <text:list-item>
              <text:p text:style-name="P2">Die eingegebenen Daten werden sicher (über HTTPS) an einen speziellen <text:span text:style-name="Source_20_Text">/login</text:span>-Endpunkt des Backends gesendet.</text:p>
            </text:list-item>
            <text:list-item>
              <text:p text:style-name="P2">Das Backend vergleicht die Anmeldedaten mit den in der Datenbank gespeicherten, gehashten Passwörtern.</text:p>
            </text:list-item>
            <text:list-item>
              <text:p text:style-name="P2">Bei Erfolg generiert das Backend einen zeitlich begrenzten JWT, der an die App zurückgesendet wird.</text:p>
            </text:list-item>
            <text:list-item>
              <text:p text:style-name="P2">Die App speichert diesen Token sicher im lokalen Speicher des Geräts. Bei jeder weiteren Anfrage an das Backend (z.B. zum Abrufen des Trainingsplans) wird dieser Token im <text:span text:style-name="Source_20_Text">Authorization</text:span>-Header mitgesendet, um den Benutzer zu authentifizieren.</text:p>
            </text:list-item>
          </text:list>
        </text:list-item>
      </text:list>
      <text:h text:style-name="Heading_20_4" text:outline-level="4">3.2. Anforderung: Einsicht in den persönlichen Trainingsplan</text:h>
      <text:p text:style-name="Text_20_body"><text:span text:style-name="Strong_20_Emphasis">Technische Umsetzung:</text:span></text:p>
      <text:list text:style-name="L3">
        <text:list-item>
          <text:p text:style-name="P3"><text:span text:style-name="Strong_20_Emphasis">Datenhaltung:</text:span> Die Trainingspläne werden zentral in einer relationalen <text:span text:style-name="Strong_20_Emphasis">PostgreSQL-Datenbank</text:span> auf dem Server gespeichert. Dies ermöglicht eine einfache Verwaltung durch die Trainer und stellt sicher, dass die Daten immer aktuell sind.</text:p>
          <text:list>
            <text:list-item>
              <text:p text:style-name="P3"><text:span text:style-name="Strong_20_Emphasis">Datenmodell (Beispiel):</text:span></text:p>
              <text:list>
                <text:list-item>
                  <text:p text:style-name="P3"><text:soft-page-break/><text:span text:style-name="Source_20_Text">users</text:span> (id, name, email, password_hash)</text:p>
                </text:list-item>
                <text:list-item>
                  <text:p text:style-name="P3"><text:span text:style-name="Source_20_Text">training_plans</text:span> (id, user_id, name, created_date)</text:p>
                </text:list-item>
                <text:list-item>
                  <text:p text:style-name="P3"><text:span text:style-name="Source_20_Text">exercises</text:span> (id, name, description)</text:p>
                </text:list-item>
                <text:list-item>
                  <text:p text:style-name="P3"><text:span text:style-name="Source_20_Text">plan_exercises</text:span> (plan_id, exercise_id, sets, reps, weight)</text:p>
                </text:list-item>
              </text:list>
            </text:list-item>
          </text:list>
        </text:list-item>
        <text:list-item>
          <text:p text:style-name="P3"><text:span text:style-name="Strong_20_Emphasis">Datenaustausch:</text:span> Die App fragt die Trainingsplandaten über eine <text:span text:style-name="Strong_20_Emphasis">REST-API</text:span> vom Backend ab.</text:p>
          <text:list>
            <text:list-item>
              <text:p text:style-name="P3">Nach erfolgreichem Login ruft die App einen geschützten Endpunkt (z.B. <text:span text:style-name="Source_20_Text">/api/v1/my-plan</text:span>) auf.</text:p>
            </text:list-item>
            <text:list-item>
              <text:p text:style-name="P3">Das Backend validiert den mitgesendeten JWT, identifiziert den Benutzer und ruft die zugehörigen Plandaten aus der PostgreSQL-Datenbank ab.</text:p>
            </text:list-item>
            <text:list-item>
              <text:p text:style-name="P3">Die Daten werden im JSON-Format an die App gesendet.</text:p>
            </text:list-item>
            <text:list-item>
              <text:p text:style-name="P3">Die App parst die JSON-Daten und stellt den Trainingsplan in einer benutzerfreundlichen, lesbaren Ansicht dar.</text:p>
            </text:list-item>
          </text:list>
        </text:list-item>
      </text:list>
      <text:h text:style-name="Heading_20_4" text:outline-level="4">3.3. Anforderung: Nur für Android verfügbar</text:h>
      <text:p text:style-name="Text_20_body"><text:span text:style-name="Strong_20_Emphasis">Technische Umsetzung:</text:span></text:p>
      <text:list text:style-name="L4">
        <text:list-item>
          <text:p text:style-name="P4"><text:span text:style-name="Strong_20_Emphasis">Entwicklungsplattform und Sprache:</text:span> Die App wird <text:span text:style-name="Strong_20_Emphasis">nativ für Android</text:span> entwickelt.</text:p>
          <text:list>
            <text:list-item>
              <text:p text:style-name="P4"><text:span text:style-name="Strong_20_Emphasis">Programmiersprache:</text:span> <text:span text:style-name="Strong_20_Emphasis">Kotlin</text:span>, die von Google offiziell empfohlene Sprache für die Android-Entwicklung.</text:p>
            </text:list-item>
            <text:list-item>
              <text:p text:style-name="P4"><text:span text:style-name="Strong_20_Emphasis">UI-Framework:</text:span> <text:span text:style-name="Strong_20_Emphasis">Jetpack Compose</text:span>, das moderne, deklarative UI-Toolkit von Google. Dies ermöglicht eine schnelle und effiziente Entwicklung von ansprechenden Benutzeroberflächen.</text:p>
            </text:list-item>
          </text:list>
        </text:list-item>
        <text:list-item>
          <text:p text:style-name="P4"><text:span text:style-name="Strong_20_Emphasis">Verteilung:</text:span> Die fertige App wird als APK- oder AAB-Datei kompiliert und über den <text:span text:style-name="Strong_20_Emphasis">Google Play Store</text:span> zur Installation für die Mitglieder bereitgestellt.</text:p>
        </text:list-item>
      </text:list>
      <text:h text:style-name="Heading_20_3" text:outline-level="3">4. Technologie-Stack im Überblick</text:h>
      <text:list text:style-name="L5">
        <text:list-item>
          <text:p text:style-name="P5"><text:span text:style-name="Strong_20_Emphasis">Frontend (Client):</text:span> Native Android-App</text:p>
          <text:list>
            <text:list-item>
              <text:p text:style-name="P5">Sprache: Kotlin</text:p>
            </text:list-item>
            <text:list-item>
              <text:p text:style-name="P5">UI: Jetpack Compose</text:p>
            </text:list-item>
          </text:list>
        </text:list-item>
        <text:list-item>
          <text:p text:style-name="P5"><text:span text:style-name="Strong_20_Emphasis">Backend (Server):</text:span></text:p>
          <text:list>
            <text:list-item>
              <text:p text:style-name="P5">Framework: Node.js mit Express.js (alternativ: Ktor für eine reine Kotlin-Umgebung)</text:p>
            </text:list-item>
            <text:list-item>
              <text:p text:style-name="P5">Datenbank: PostgreSQL</text:p>
            </text:list-item>
            <text:list-item>
              <text:p text:style-name="P5">Authentifizierung: JWT</text:p>
            </text:list-item>
          </text:list>
        </text:list-item>
        <text:list-item>
          <text:p text:style-name="P5"><text:span text:style-name="Strong_20_Emphasis">Kommunikation:</text:span> REST-API über HTTP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5T14:13:58.501000000</meta:creation-date>
    <dc:date>2025-07-25T14:14:53.527000000</dc:date>
    <meta:editing-duration>PT55S</meta:editing-duration>
    <meta:editing-cycles>1</meta:editing-cycles>
    <meta:document-statistic meta:table-count="0" meta:image-count="0" meta:object-count="0" meta:page-count="2" meta:paragraph-count="45" meta:word-count="462" meta:character-count="3444" meta:non-whitespace-character-count="3058"/>
    <meta:generator>LibreOffice/24.2.4.2$Windows_X86_64 LibreOffice_project/51a6219feb6075d9a4c46691dcfe0cd9c4fff3c2</meta:generator>
  </office:meta>
</office:document-meta>
</file>